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njour!</text:p>
      <text:p text:style-name="Standard"/>
      <text:p text:style-name="Standard">Ma fille, Daria Kurganskaya, cette année va dans la première générale (l'année dernière elle étudié aussi au CNED dans la classe de seconde). Elle a envoyé son dossier le 8 septembre et l'a reenvoyé le 9 sous demande de CNED car suite à un beug les documents ne s'ouvraient pas. Dans le centre de contacte on nous a dis que la demande va être traité dans le delai de 10 jours, cependant ce temps passé ma fille n'a rien reçu. Elle a envoye 2 courriels via ce formulaire de contact mais n'a toujours pas reçu de réponse et a telephioné 5 fois dans le centre de contact mais que pour la 6èmè fois on lui a dit que son dossier est parti dans une mauvaise direction, à Grenoble au lieu de Rennes. Suite à cela, CNED a reenvoyé son dossier à Rennes en y mettant la priorité extême et, aujourd'hui (le 23 septembre), je reçois le courriel qui annoce que ma fille aura l'accès à son espace de formation dans 15 jours! Cela veut dire que par faute de CNED elle devra ratter encore 15 jours de ses études ce qui est équivalant à 3 semaines de cours!</text:p>
      <text:p text:style-name="Standard"/>
      <text:p text:style-name="Standard">Je sais qu'en septembre il y a beaucoup de demandes mais c'est intolérablre pour une si grande organisation que le CNED de mettre 30 jours pour traiter un dossier constitué de 6 pages (surtout que ma fille a déjà étudé en CNED l' année dernière)! De plus dans le centre de contact on lui a dit que on va mettre une priorité etrême sur son dossier car elle a déjà attendu 10 jours pendants lesquelles personne ne pouvait lui dire qu'une erreure de destination c'est produite avec son dossier.</text:p>
      <text:p text:style-name="Standard"/>
      <text:p text:style-name="Standard">Ainsi je vous prie de traiter son dossier et lui ouvrire son espace de formation dans les delais les plus proches car à cause du CNED ma fille doit ratter ses cours, un fait inpermettable dans la classe de première car cette année-là elle doit passer son bac.</text:p>
      <text:p text:style-name="Standard"/>
      <text:p text:style-name="Standard">En attente de votre réponse,</text:p>
      <text:p text:style-name="Standard">Maria Kurganskay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0:31:10.988656564</meta:creation-date>
    <dc:date>2020-09-23T20:31:43.620174101</dc:date>
    <meta:editing-duration>PT38S</meta:editing-duration>
    <meta:editing-cycles>1</meta:editing-cycles>
    <meta:document-statistic meta:table-count="0" meta:image-count="0" meta:object-count="0" meta:page-count="1" meta:paragraph-count="6" meta:word-count="343" meta:character-count="1843" meta:non-whitespace-character-count="1506"/>
    <meta:generator>LibreOffice/6.4.4.2$Linux_X86_64 LibreOffice_project/40$Build-2</meta:generator>
  </office:meta>
</office:document-meta>
</file>